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C5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1.7306in" style:rel-column-width="16377*"/>
    </style:style>
    <style:style style:name="Table4.B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9in" style:rel-column-width="16392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8535in" style:rel-column-width="2670*"/>
    </style:style>
    <style:style style:name="Table3.B" style:family="table-column">
      <style:table-column-properties style:column-width="1.684in" style:rel-column-width="2426*"/>
    </style:style>
    <style:style style:name="Table3.C" style:family="table-column">
      <style:table-column-properties style:column-width="3.3875in" style:rel-column-width="4879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157176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6f2e1" officeooo:paragraph-rsid="0016f2e1" style:font-size-asian="22pt" style:font-name-complex="KFGQPC Uthmanic Script HAFS1" style:font-size-complex="22pt"/>
    </style:style>
    <style:style style:name="P3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17943f" style:font-size-asian="22pt" style:font-name-complex="KFGQPC Uthmanic Script HAFS1" style:font-size-complex="22pt"/>
    </style:style>
    <style:style style:name="P4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91680" officeooo:paragraph-rsid="00191680" style:font-size-asian="22pt" style:font-name-complex="KFGQPC Uthmanic Script HAFS1" style:font-size-complex="22pt"/>
    </style:style>
    <style:style style:name="P5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c379c" officeooo:paragraph-rsid="001c379c" style:font-size-asian="22pt" style:font-name-complex="KFGQPC Uthmanic Script HAFS1" style:font-size-complex="22pt"/>
    </style:style>
    <style:style style:name="P6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7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22pt" officeooo:rsid="00157176" officeooo:paragraph-rsid="00157176" style:font-size-asian="22pt" style:font-name-complex="KFGQPC Uthmanic Script HAFS1" style:font-size-complex="22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22pt" officeooo:rsid="0017943f" officeooo:paragraph-rsid="0017943f" style:font-size-asian="22pt" style:font-name-complex="KFGQPC Uthmanic Script HAFS1" style:font-size-complex="22pt"/>
    </style:style>
    <style:style style:name="P10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KFGQPC Uthmanic Script HAFS1" fo:font-size="22pt" fo:font-weight="normal" officeooo:rsid="000e60d8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6pt" officeooo:rsid="001ca278" officeooo:paragraph-rsid="001ca278" style:font-size-asian="16pt" style:font-name-complex="Lora1" style:font-size-complex="16pt"/>
    </style:style>
    <style:style style:name="P1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13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15pt" fo:font-weight="normal" officeooo:rsid="001cc888" officeooo:paragraph-rsid="001cc888" style:font-size-asian="15pt" style:font-weight-asian="normal" style:font-name-complex="Lora1" style:font-size-complex="1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ora1" fo:font-size="22pt" officeooo:rsid="00297b7e" officeooo:paragraph-rsid="00297b7e" style:font-size-asian="22pt" style:font-size-complex="22pt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ab4ce" officeooo:paragraph-rsid="001ab4ce" style:font-size-asian="16pt" style:font-name-complex="Lora1" style:font-size-complex="16pt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1ca278" style:font-size-asian="16pt" style:font-name-complex="Lora1" style:font-size-complex="16pt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2467d5" officeooo:paragraph-rsid="002467d5" style:font-size-asian="16pt" style:font-name-complex="Lora1" style:font-size-complex="16pt"/>
    </style:style>
    <style:style style:name="P18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19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fo:color="#2a6099" loext:opacity="100%" style:font-name="Lora1" fo:font-size="15pt" officeooo:rsid="001cc888" officeooo:paragraph-rsid="001cc888" style:font-size-asian="15pt" style:font-name-complex="Lora1" style:font-size-complex="15pt"/>
    </style:style>
    <style:style style:name="P21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375a5d" style:font-size-asian="16pt" style:font-name-complex="Lora1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ora1" fo:font-size="22pt" officeooo:rsid="00375a5d" officeooo:paragraph-rsid="00375a5d" style:font-size-asian="22pt" style:font-size-complex="22pt"/>
    </style:style>
    <style:style style:name="P23" style:family="paragraph" style:parent-style-name="Table_20_Contents">
      <style:paragraph-properties fo:text-align="center" style:justify-single-word="false" style:writing-mode="rl-tb"/>
      <style:text-properties style:font-name="Lora1" fo:font-size="22pt" officeooo:rsid="00375a5d" officeooo:paragraph-rsid="00375a5d" style:font-size-asian="22pt" style:font-size-complex="22pt"/>
    </style:style>
    <style:style style:name="P24" style:family="paragraph" style:parent-style-name="Table_20_Contents">
      <style:paragraph-properties fo:text-align="center" style:justify-single-word="false" style:writing-mode="rl-tb"/>
      <style:text-properties style:font-name="Lora1" fo:font-size="22pt" officeooo:rsid="00387f63" officeooo:paragraph-rsid="00387f63" style:font-size-asian="22pt" style:font-size-complex="22pt"/>
    </style:style>
    <style:style style:name="P25" style:family="paragraph" style:parent-style-name="Table_20_Contents">
      <style:paragraph-properties fo:text-align="center" style:justify-single-word="false" style:writing-mode="rl-tb"/>
      <style:text-properties style:font-name="Lora1" fo:font-size="22pt" officeooo:rsid="00297b7e" officeooo:paragraph-rsid="00297b7e" style:font-size-asian="22pt" style:font-size-complex="22pt"/>
    </style:style>
    <style:style style:name="P26" style:family="paragraph" style:parent-style-name="Table_20_Contents">
      <style:paragraph-properties fo:text-align="center" style:justify-single-word="false"/>
      <style:text-properties style:font-name="Lora1" fo:font-size="22pt" officeooo:rsid="003a70d4" officeooo:paragraph-rsid="003a70d4" style:font-size-asian="22pt" style:font-size-complex="22pt"/>
    </style:style>
    <style:style style:name="P27" style:family="paragraph" style:parent-style-name="Table_20_Contents">
      <style:paragraph-properties fo:text-align="center" style:justify-single-word="false" style:writing-mode="rl-tb"/>
      <style:text-properties style:font-name="Lora1" fo:font-size="22pt" officeooo:rsid="003c8982" officeooo:paragraph-rsid="003c8982" style:font-size-asian="22pt" style:font-size-complex="22pt"/>
    </style:style>
    <style:style style:name="P28" style:family="paragraph" style:parent-style-name="Table_20_Contents">
      <style:paragraph-properties fo:text-align="center" style:justify-single-word="false"/>
      <style:text-properties style:font-name="Lora1" fo:font-size="22pt" officeooo:rsid="003c8982" officeooo:paragraph-rsid="003c8982" style:font-size-asian="22pt" style:font-size-complex="22pt"/>
    </style:style>
    <style:style style:name="P29" style:family="paragraph" style:parent-style-name="Table_20_Contents">
      <style:paragraph-properties fo:text-align="center" style:justify-single-word="false"/>
      <style:text-properties style:font-name="Lora1" fo:font-size="18pt" officeooo:rsid="00375a5d" officeooo:paragraph-rsid="00375a5d" style:font-size-asian="18pt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style:font-name="Lora1" fo:font-size="18pt" officeooo:rsid="0037736b" officeooo:paragraph-rsid="0037736b" style:font-size-asian="18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style:font-name="Lora1" fo:font-size="18pt" officeooo:rsid="002a5810" officeooo:paragraph-rsid="002a5810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style:font-name="Lora1" fo:font-size="18pt" officeooo:rsid="003d9b57" officeooo:paragraph-rsid="003d9b57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3d9b57" style:font-size-asian="18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3d9b57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Lora1" fo:font-size="18pt" officeooo:rsid="004005c2" officeooo:paragraph-rsid="004005c2" style:font-size-asian="18pt" style:font-size-complex="18pt"/>
    </style:style>
    <style:style style:name="P4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375a5d" style:font-size-asian="22pt" style:font-name-complex="KFGQPC Uthmanic Script HAFS1" style:font-size-complex="22pt"/>
    </style:style>
    <style:style style:name="P4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375a5d" style:font-size-asian="22pt" style:font-name-complex="KFGQPC Uthmanic Script HAFS1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style:font-name="KFGQPC Uthmanic Script HAFS1" fo:font-size="22pt" officeooo:rsid="003c8982" officeooo:paragraph-rsid="003c8982" style:font-size-asian="22pt" style:font-name-complex="KFGQPC Uthmanic Script HAFS1" style:font-size-complex="22pt"/>
    </style:style>
    <style:style style:name="P44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3d9b57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47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officeooo:rsid="00253ad1" officeooo:paragraph-rsid="00375a5d" fo:background-color="transparent" style:font-size-asian="22pt" style:font-size-complex="22pt"/>
    </style:style>
    <style:style style:name="P4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49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5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75a5d" fo:background-color="transparent" style:font-size-asian="22pt" style:font-weight-asian="normal" style:font-name-complex="KFGQPC Uthmanic Script HAFS1" style:font-size-complex="22pt" style:font-weight-complex="normal"/>
    </style:style>
    <style:style style:name="P5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52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KFGQPC Uthmanic Script HAFS1" style:font-weight-complex="normal"/>
    </style:style>
    <style:style style:name="T5" style:family="text">
      <style:text-properties fo:font-weight="normal" officeooo:rsid="00262728" style:font-weight-asian="normal" style:font-name-complex="KFGQPC Uthmanic Script HAFS1" style:font-weight-complex="normal"/>
    </style:style>
    <style:style style:name="T6" style:family="text">
      <style:text-properties fo:color="#808080" loext:opacity="100%" fo:font-size="20pt" style:font-size-asian="20pt" style:font-size-complex="20pt"/>
    </style:style>
    <style:style style:name="T7" style:family="text">
      <style:text-properties fo:color="#2a6099" loext:opacity="100%" fo:font-size="20pt" style:font-size-asian="20pt" style:font-size-complex="20pt"/>
    </style:style>
    <style:style style:name="T8" style:family="text">
      <style:text-properties fo:color="#2a6099" loext:opacity="100%" fo:font-size="20pt" officeooo:rsid="0021467e" style:font-size-asian="20pt" style:font-size-complex="20pt"/>
    </style:style>
    <style:style style:name="T9" style:family="text">
      <style:text-properties officeooo:rsid="002d8c6d"/>
    </style:style>
    <style:style style:name="T10" style:family="text">
      <style:text-properties officeooo:rsid="003a8f57"/>
    </style:style>
    <style:style style:name="T11" style:family="text">
      <style:text-properties officeooo:rsid="003d9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/>
      <text:h text:style-name="P6" text:outline-level="3">سورة المنافق</text:h>
      <text:h text:style-name="P6" text:outline-level="3"><text:span text:style-name="T6">[</text:span><text:span text:style-name="T7">النحو </text:span><text:span text:style-name="T8">والصرف</text:span><text:span text:style-name="T6">]</text:span></text:h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8"/>
      <text:p text:style-name="P18">From: Dream Program</text:p>
      <text:p text:style-name="P18">By Sakib</text:p>
      <text:p text:style-name="P18"/>
      <text:p text:style-name="P19">Mail: Sakibul706@gmail.com</text:p>
      <text:p text:style-name="P13">For the big 8 families you should be able to do them.</text:p>
      <text:p text:style-name="P20"><text:span text:style-name="T3">Small Families </text:span><text:span text:style-name="T4">صرف</text:span><text:span text:style-name="T3">: 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5">To come</text:p>
          </table:table-cell>
          <table:table-cell table:style-name="Table1.A1" office:value-type="string">
            <text:p text:style-name="P1">جَاءَ</text:p>
          </table:table-cell>
          <table:table-cell table:style-name="Table1.A1" office:value-type="string">
            <text:p text:style-name="P1">يَجِيؤُ</text:p>
          </table:table-cell>
          <table:table-cell table:style-name="Table1.D1" office:value-type="string">
            <text:p text:style-name="P1">مَجِيئًا</text:p>
          </table:table-cell>
        </table:table-row>
        <table:table-row>
          <table:table-cell table:style-name="Table1.A2" office:value-type="string">
            <text:p text:style-name="P16">To Say</text:p>
          </table:table-cell>
          <table:table-cell table:style-name="Table1.A2" office:value-type="string">
            <text:p text:style-name="P1">قَالَ</text:p>
          </table:table-cell>
          <table:table-cell table:style-name="Table1.A2" office:value-type="string">
            <text:p text:style-name="P1">يَقُولُ</text:p>
          </table:table-cell>
          <table:table-cell table:style-name="Table1.D2" office:value-type="string">
            <text:p text:style-name="P1">قَولًا</text:p>
          </table:table-cell>
        </table:table-row>
        <table:table-row>
          <table:table-cell table:style-name="Table1.A2" office:value-type="string">
            <text:p text:style-name="P16">To testify</text:p>
          </table:table-cell>
          <table:table-cell table:style-name="Table1.A2" office:value-type="string">
            <text:p text:style-name="P1">شَهِدَ</text:p>
          </table:table-cell>
          <table:table-cell table:style-name="Table1.A2" office:value-type="string">
            <text:p text:style-name="P1">يشهَدُ</text:p>
          </table:table-cell>
          <table:table-cell table:style-name="Table1.D2" office:value-type="string">
            <text:p text:style-name="P1">شَهَادَةً</text:p>
          </table:table-cell>
        </table:table-row>
        <table:table-row>
          <table:table-cell table:style-name="Table1.A2" office:value-type="string">
            <text:p text:style-name="P16">To know</text:p>
          </table:table-cell>
          <table:table-cell table:style-name="Table1.A2" office:value-type="string">
            <text:p text:style-name="P1">عَلِمَ</text:p>
          </table:table-cell>
          <table:table-cell table:style-name="Table1.A2" office:value-type="string">
            <text:p text:style-name="P1">يَعْلَمُ</text:p>
          </table:table-cell>
          <table:table-cell table:style-name="Table1.D2" office:value-type="string">
            <text:p text:style-name="P1">عِلْمًا</text:p>
          </table:table-cell>
        </table:table-row>
        <table:table-row>
          <table:table-cell table:style-name="Table1.A2" office:value-type="string">
            <text:p text:style-name="P16">To lie</text:p>
          </table:table-cell>
          <table:table-cell table:style-name="Table1.A2" office:value-type="string">
            <text:p text:style-name="P5">كَذَبَ</text:p>
          </table:table-cell>
          <table:table-cell table:style-name="Table1.A2" office:value-type="string">
            <text:p text:style-name="P5">يِكْذِبُ</text:p>
          </table:table-cell>
          <table:table-cell table:style-name="Table1.D2" office:value-type="string">
            <text:p text:style-name="P5">كِذْبًا</text:p>
          </table:table-cell>
        </table:table-row>
        <table:table-row>
          <table:table-cell table:style-name="Table1.A2" office:value-type="string">
            <text:p text:style-name="P11">To block</text:p>
          </table:table-cell>
          <table:table-cell table:style-name="Table1.A2" office:value-type="string">
            <text:p text:style-name="P8">صَدَّ</text:p>
          </table:table-cell>
          <table:table-cell table:style-name="Table1.A2" office:value-type="string">
            <text:p text:style-name="P8">يَصُدُّ</text:p>
          </table:table-cell>
          <table:table-cell table:style-name="Table1.D2" office:value-type="string">
            <text:p text:style-name="P8">صَد<text:span text:style-name="T2">ًّ</text:span>ا</text:p>
          </table:table-cell>
        </table:table-row>
        <table:table-row>
          <table:table-cell table:style-name="Table1.A2" office:value-type="string">
            <text:p text:style-name="P16">To do</text:p>
          </table:table-cell>
          <table:table-cell table:style-name="Table1.A2" office:value-type="string">
            <text:p text:style-name="P1">عَمِلَ</text:p>
          </table:table-cell>
          <table:table-cell table:style-name="Table1.A2" office:value-type="string">
            <text:p text:style-name="P1">يَعْمَلُ</text:p>
          </table:table-cell>
          <table:table-cell table:style-name="Table1.D2" office:value-type="string">
            <text:p text:style-name="P1">عَمَلًا</text:p>
          </table:table-cell>
        </table:table-row>
        <table:table-row>
          <table:table-cell table:style-name="Table1.A2" office:value-type="string">
            <text:p text:style-name="P16"><text:s/>To disbelieve </text:p>
          </table:table-cell>
          <table:table-cell table:style-name="Table1.A2" office:value-type="string">
            <text:p text:style-name="P1">كَفَرَ</text:p>
          </table:table-cell>
          <table:table-cell table:style-name="Table1.A2" office:value-type="string">
            <text:p text:style-name="P1">يَكْف<text:span text:style-name="T1">ِ</text:span>رُ</text:p>
          </table:table-cell>
          <table:table-cell table:style-name="Table1.D2" office:value-type="string">
            <text:p text:style-name="P1">كُفْرًا</text:p>
          </table:table-cell>
        </table:table-row>
        <table:table-row>
          <table:table-cell table:style-name="Table1.A2" office:value-type="string">
            <text:p text:style-name="P16">To seal</text:p>
          </table:table-cell>
          <table:table-cell table:style-name="Table1.A2" office:value-type="string">
            <text:p text:style-name="P2">طَبَعَ</text:p>
          </table:table-cell>
          <table:table-cell table:style-name="Table1.A2" office:value-type="string">
            <text:p text:style-name="P2">يَطْبَعُ</text:p>
          </table:table-cell>
          <table:table-cell table:style-name="Table1.D2" office:value-type="string">
            <text:p text:style-name="P2">طَبْعًا</text:p>
          </table:table-cell>
        </table:table-row>
        <table:table-row>
          <table:table-cell table:style-name="Table1.A2" office:value-type="string">
            <text:p text:style-name="P16">To understand deeply</text:p>
          </table:table-cell>
          <table:table-cell table:style-name="Table1.A2" office:value-type="string">
            <text:p text:style-name="P2">فَقِهَ</text:p>
          </table:table-cell>
          <table:table-cell table:style-name="Table1.A2" office:value-type="string">
            <text:p text:style-name="P2">يَفْقَهُ</text:p>
          </table:table-cell>
          <table:table-cell table:style-name="Table1.D2" office:value-type="string">
            <text:p text:style-name="P2">فِقْهًا</text:p>
          </table:table-cell>
        </table:table-row>
        <table:table-row>
          <table:table-cell table:style-name="Table1.A2" office:value-type="string">
            <text:p text:style-name="P16">To see</text:p>
          </table:table-cell>
          <table:table-cell table:style-name="Table1.A2" office:value-type="string">
            <text:p text:style-name="P3">رَأَي</text:p>
          </table:table-cell>
          <table:table-cell table:style-name="Table1.A2" office:value-type="string">
            <text:p text:style-name="P3">يَرَي</text:p>
          </table:table-cell>
          <table:table-cell table:style-name="Table1.D2" office:value-type="string">
            <text:p text:style-name="P3">رُؤْيَةً</text:p>
          </table:table-cell>
        </table:table-row>
        <table:table-row>
          <table:table-cell table:style-name="Table1.A2" office:value-type="string">
            <text:p text:style-name="P16">To watch-out</text:p>
          </table:table-cell>
          <table:table-cell table:style-name="Table1.A2" office:value-type="string">
            <text:p text:style-name="P3">حَذِرَ</text:p>
          </table:table-cell>
          <table:table-cell table:style-name="Table1.A2" office:value-type="string">
            <text:p text:style-name="P3">يَحْذَرُ</text:p>
          </table:table-cell>
          <table:table-cell table:style-name="Table1.D2" office:value-type="string">
            <text:p text:style-name="P3">حِذْرًا</text:p>
          </table:table-cell>
        </table:table-row>
        <table:table-row>
          <table:table-cell table:style-name="Table1.A2" office:value-type="string">
            <text:p text:style-name="P11">To deviate</text:p>
          </table:table-cell>
          <table:table-cell table:style-name="Table1.A2" office:value-type="string">
            <text:p text:style-name="P9">أَف<text:span text:style-name="T9">ِ</text:span>كَ</text:p>
          </table:table-cell>
          <table:table-cell table:style-name="Table1.A2" office:value-type="string">
            <text:p text:style-name="P9">يَأْف<text:span text:style-name="T9">َ</text:span>كُ</text:p>
          </table:table-cell>
          <table:table-cell table:style-name="Table1.D2" office:value-type="string">
            <text:p text:style-name="P9"><text:span text:style-name="T9">إِ</text:span>فْكًا</text:p>
          </table:table-cell>
        </table:table-row>
        <text:soft-page-break/>
        <table:table-row>
          <table:table-cell table:style-name="Table1.A2" office:value-type="string">
            <text:p text:style-name="P16">To forgive</text:p>
          </table:table-cell>
          <table:table-cell table:style-name="Table1.A2" office:value-type="string">
            <text:p text:style-name="P3">غَفَرَ</text:p>
          </table:table-cell>
          <table:table-cell table:style-name="Table1.A2" office:value-type="string">
            <text:p text:style-name="P3">يَغْفِرُ</text:p>
          </table:table-cell>
          <table:table-cell table:style-name="Table1.D2" office:value-type="string">
            <text:p text:style-name="P3">غُفْرًا</text:p>
          </table:table-cell>
        </table:table-row>
        <table:table-row>
          <table:table-cell table:style-name="Table1.A2" office:value-type="string">
            <text:p text:style-name="P16">To guide</text:p>
          </table:table-cell>
          <table:table-cell table:style-name="Table1.A2" office:value-type="string">
            <text:p text:style-name="P4">هَدَي</text:p>
          </table:table-cell>
          <table:table-cell table:style-name="Table1.A2" office:value-type="string">
            <text:p text:style-name="P4">يَهْدِي</text:p>
          </table:table-cell>
          <table:table-cell table:style-name="Table1.D2" office:value-type="string">
            <text:p text:style-name="P4">هُدًا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2" office:value-type="string">
            <text:p text:style-name="P4"/>
          </table:table-cell>
        </table:table-row>
      </table:table>
      <text:p text:style-name="P10"/>
      <text:p text:style-name="P12"/>
      <text:p text:style-name="P52">Big Families (meanings only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Work</text:p>
          </table:table-cell>
          <table:table-cell table:style-name="Table2.A1" office:value-type="string">
            <text:p text:style-name="P27">Family</text:p>
          </table:table-cell>
          <table:table-cell table:style-name="Table2.C1" office:value-type="string">
            <text:p text:style-name="P28">Meaning</text:p>
          </table:table-cell>
        </table:table-row>
        <table:table-row>
          <table:table-cell table:style-name="Table2.A2" office:value-type="string">
            <text:p text:style-name="P25">مُنَافِقُونَ</text:p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P14">To hypocrite</text:p>
          </table:table-cell>
        </table:table-row>
        <table:table-row>
          <table:table-cell table:style-name="Table2.A2" office:value-type="string">
            <text:p text:style-name="P25">اِتَّجَذُوا</text:p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P14">To take</text:p>
          </table:table-cell>
        </table:table-row>
        <table:table-row>
          <table:table-cell table:style-name="Table2.A2" office:value-type="string">
            <text:p text:style-name="P23">مُسَنَّدَةٌ</text:p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P22">To lean</text:p>
          </table:table-cell>
        </table:table-row>
        <table:table-row>
          <table:table-cell table:style-name="Table2.A2" office:value-type="string">
            <text:p text:style-name="P23">قَاتَلَ</text:p>
          </table:table-cell>
          <table:table-cell table:style-name="Table2.A2" office:value-type="string">
            <text:p text:style-name="P23"/>
          </table:table-cell>
          <table:table-cell table:style-name="Table2.C5" office:value-type="string">
            <text:p text:style-name="P22">To fight?</text:p>
          </table:table-cell>
        </table:table-row>
        <table:table-row>
          <table:table-cell table:style-name="Table2.A2" office:value-type="string">
            <text:p text:style-name="P23">مُسْتَقْبِرُونَ</text:p>
          </table:table-cell>
          <table:table-cell table:style-name="Table2.A2" office:value-type="string">
            <text:p text:style-name="P23"/>
          </table:table-cell>
          <table:table-cell table:style-name="Table2.C6" office:value-type="string">
            <text:p text:style-name="P22">To be arrogant</text:p>
          </table:table-cell>
        </table:table-row>
        <table:table-row>
          <table:table-cell table:style-name="Table2.A2" office:value-type="string">
            <text:p text:style-name="P24">تُنْفِقُو<text:span text:style-name="T10">نَ</text:span></text:p>
          </table:table-cell>
          <table:table-cell table:style-name="Table2.A2" office:value-type="string">
            <text:p text:style-name="P24"/>
          </table:table-cell>
          <table:table-cell table:style-name="Table2.C6" office:value-type="string">
            <text:p text:style-name="P26">To spend</text:p>
          </table:table-cell>
        </table:table-row>
        <table:table-row>
          <table:table-cell table:style-name="Table2.A2" office:value-type="string">
            <text:p text:style-name="P27">يَنْفَصُّونَ</text:p>
          </table:table-cell>
          <table:table-cell table:style-name="Table2.A2" office:value-type="string">
            <text:p text:style-name="P27">انْقَلَبَ</text:p>
          </table:table-cell>
          <table:table-cell table:style-name="Table2.C6" office:value-type="string">
            <text:p text:style-name="P28">To dispurse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6" office:value-type="string">
            <text:p text:style-name="P26"/>
          </table:table-cell>
        </table:table-row>
      </table:table>
      <text:p text:style-name="P48"/>
      <text:p text:style-name="P49">Irregular words:</text:p>
      <text:p text:style-name="P50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1">Come!</text:p>
          </table:table-cell>
          <table:table-cell table:style-name="Table4.A1" office:value-type="string">
            <text:p text:style-name="P41">تَعَالْ</text:p>
          </table:table-cell>
          <table:table-cell table:style-name="Table4.A1" office:value-type="string">
            <text:p text:style-name="P42"/>
          </table:table-cell>
          <table:table-cell table:style-name="Table4.D1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1">To turn around</text:p>
          </table:table-cell>
          <table:table-cell table:style-name="Table4.A2" office:value-type="string">
            <text:p text:style-name="P41">لَوَّوْا</text:p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</table:table>
      <text:p text:style-name="P47"><text:span text:style-name="T5">Ims</text:span><text:span text:style-name="T4"> (</text:span><text:span text:style-name="T5">singular and broken plurals</text:span><text:span text:style-name="T4">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Singular</text:p>
          </table:table-cell>
          <table:table-cell table:style-name="Table3.A1" office:value-type="string">
            <text:p text:style-name="P37">BP</text:p>
          </table:table-cell>
          <table:table-cell table:style-name="Table3.C1" office:value-type="string">
            <text:p text:style-name="P37">Bp meaning</text:p>
          </table:table-cell>
        </table:table-row>
        <table:table-row>
          <table:table-cell table:style-name="Table3.A2" office:value-type="string">
            <text:p text:style-name="P37">يَمِينٌ</text:p>
          </table:table-cell>
          <table:table-cell table:style-name="Table3.A2" office:value-type="string">
            <text:p text:style-name="P37">أَيمَنٌ</text:p>
          </table:table-cell>
          <table:table-cell table:style-name="Table3.C2" office:value-type="string">
            <text:p text:style-name="P37"><text:span text:style-name="T11">Right hand, o</text:span>ath</text:p>
          </table:table-cell>
        </table:table-row>
        <table:table-row>
          <table:table-cell table:style-name="Table3.A2" office:value-type="string">
            <text:p text:style-name="P37">جُنَّةٌ</text:p>
          </table:table-cell>
          <table:table-cell table:style-name="Table3.A2" office:value-type="string">
            <text:p text:style-name="P31">--</text:p>
          </table:table-cell>
          <table:table-cell table:style-name="Table3.C2" office:value-type="string">
            <text:p text:style-name="P38">Shield</text:p>
          </table:table-cell>
        </table:table-row>
        <table:table-row>
          <table:table-cell table:style-name="Table3.A2" office:value-type="string">
            <text:p text:style-name="P32">قُلُوبٌ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أَجْسَامٌ</text:p>
          </table:table-cell>
          <table:table-cell table:style-name="Table3.C2" office:value-type="string">
            <text:p text:style-name="P33">Bodies</text:p>
          </table:table-cell>
        </table:table-row>
        <table:table-row>
          <table:table-cell table:style-name="Table3.A2" office:value-type="string">
            <text:p text:style-name="P35">صَيحَةٌ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36">Shout</text:p>
          </table:table-cell>
        </table:table-row>
        <table:table-row>
          <table:table-cell table:style-name="Table3.A2" office:value-type="string">
            <text:p text:style-name="P44">عَدُوٌّ</text:p>
          </table:table-cell>
          <table:table-cell table:style-name="Table3.A2" office:value-type="string">
            <text:p text:style-name="P46"/>
          </table:table-cell>
          <table:table-cell table:style-name="Table3.C2" office:value-type="string">
            <text:p text:style-name="P45">enemy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>رُءُس</text:p>
          </table:table-cell>
          <table:table-cell table:style-name="Table3.C2" office:value-type="string">
            <text:p text:style-name="P29">Heads</text:p>
          </table:table-cell>
        </table:table-row>
        <table:table-row>
          <table:table-cell table:style-name="Table3.A2" office:value-type="string">
            <text:p text:style-name="P30">فاسِقٌ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40">Corrupt person (see-able)</text:p>
          </table:table-cell>
        </table:table-row>
        <table:table-row>
          <table:table-cell table:style-name="Table3.A2" office:value-type="string">
            <text:p text:style-name="P34">خَزَانَةٌ</text:p>
          </table:table-cell>
          <table:table-cell table:style-name="Table3.A2" office:value-type="string">
            <text:p text:style-name="P39">خَزَائِنُ</text:p>
          </table:table-cell>
          <table:table-cell table:style-name="Table3.C2" office:value-type="string">
            <text:p text:style-name="P34">Treasur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8-09T19:48:27.324276519</dc:date>
    <dc:creator>Sakib</dc:creator>
    <meta:editing-duration>PT10H41M26S</meta:editing-duration>
    <meta:editing-cycles>43</meta:editing-cycles>
    <meta:generator>LibreOffice/7.5.5.2$Linux_X86_64 LibreOffice_project/50$Build-2</meta:generator>
    <meta:document-statistic meta:table-count="4" meta:image-count="0" meta:object-count="0" meta:page-count="6" meta:paragraph-count="115" meta:word-count="173" meta:character-count="831" meta:non-whitespace-character-count="770"/>
  </office:meta>
</office:document-meta>
</file>